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fbb" officeooo:paragraph-rsid="00129fbb"/>
    </style:style>
    <style:style style:name="P2" style:family="paragraph" style:parent-style-name="Standard">
      <style:text-properties officeooo:rsid="00129fbb" officeooo:paragraph-rsid="0014be23"/>
    </style:style>
    <style:style style:name="P3" style:family="paragraph" style:parent-style-name="Standard">
      <style:text-properties style:text-underline-style="solid" style:text-underline-width="auto" style:text-underline-color="font-color" officeooo:rsid="00129fbb" officeooo:paragraph-rsid="00129fbb"/>
    </style:style>
    <style:style style:name="P4" style:family="paragraph" style:parent-style-name="Standard">
      <style:text-properties style:text-underline-style="solid" style:text-underline-width="auto" style:text-underline-color="font-color" officeooo:rsid="0012de1d" officeooo:paragraph-rsid="0012de1d"/>
    </style:style>
    <style:style style:name="P5" style:family="paragraph" style:parent-style-name="Standard">
      <style:text-properties style:text-underline-style="solid" style:text-underline-width="auto" style:text-underline-color="font-color" officeooo:rsid="00165662" officeooo:paragraph-rsid="00165662"/>
    </style:style>
    <style:style style:name="P6" style:family="paragraph" style:parent-style-name="Standard">
      <style:text-properties officeooo:paragraph-rsid="0014be23"/>
    </style:style>
    <style:style style:name="P7" style:family="paragraph" style:parent-style-name="Standard">
      <style:text-properties officeooo:paragraph-rsid="00129fbb"/>
    </style:style>
    <style:style style:name="P8" style:family="paragraph" style:parent-style-name="Standard">
      <style:text-properties officeooo:rsid="0014be23" officeooo:paragraph-rsid="0014be23"/>
    </style:style>
    <style:style style:name="P9" style:family="paragraph" style:parent-style-name="Standard">
      <style:text-properties officeooo:rsid="0014be23" officeooo:paragraph-rsid="00184834"/>
    </style:style>
    <style:style style:name="P10" style:family="paragraph" style:parent-style-name="Standard">
      <style:text-properties officeooo:rsid="00184834" officeooo:paragraph-rsid="00184834"/>
    </style:style>
    <style:style style:name="P11" style:family="paragraph" style:parent-style-name="Standard">
      <style:text-properties officeooo:paragraph-rsid="00184834"/>
    </style:style>
    <style:style style:name="P12" style:family="paragraph" style:parent-style-name="Standard">
      <style:text-properties officeooo:rsid="0019dbdf" officeooo:paragraph-rsid="001aec3f"/>
    </style:style>
    <style:style style:name="P13" style:family="paragraph" style:parent-style-name="Standard">
      <style:text-properties officeooo:paragraph-rsid="001aec3f"/>
    </style:style>
    <style:style style:name="P14" style:family="paragraph" style:parent-style-name="Standard">
      <style:text-properties officeooo:rsid="001aec3f" officeooo:paragraph-rsid="001aec3f"/>
    </style:style>
    <style:style style:name="P15" style:family="paragraph" style:parent-style-name="Standard">
      <style:text-properties officeooo:rsid="001e0c0b" officeooo:paragraph-rsid="001e0c0b"/>
    </style:style>
    <style:style style:name="P16" style:family="paragraph" style:parent-style-name="Standard">
      <style:text-properties officeooo:rsid="001f7027" officeooo:paragraph-rsid="001f7027"/>
    </style:style>
    <style:style style:name="P17" style:family="paragraph" style:parent-style-name="Standard">
      <style:text-properties officeooo:rsid="0020d480" officeooo:paragraph-rsid="0020d480"/>
    </style:style>
    <style:style style:name="P18" style:family="paragraph" style:parent-style-name="Standard">
      <style:text-properties officeooo:rsid="00216c91" officeooo:paragraph-rsid="00216c91"/>
    </style:style>
    <style:style style:name="P19" style:family="paragraph" style:parent-style-name="Standard">
      <style:text-properties officeooo:rsid="00221666" officeooo:paragraph-rsid="00221666"/>
    </style:style>
    <style:style style:name="P20" style:family="paragraph" style:parent-style-name="Standard">
      <style:text-properties officeooo:rsid="00229585" officeooo:paragraph-rsid="00229585"/>
    </style:style>
    <style:style style:name="P21" style:family="paragraph" style:parent-style-name="Standard" style:master-page-name="">
      <loext:graphic-properties draw:fill="none"/>
      <style:paragraph-properties fo:margin-left="0cm" fo:margin-right="-0.7cm" fo:text-indent="0cm" style:auto-text-indent="false" style:page-number="auto" fo:background-color="transparent"/>
      <style:text-properties officeooo:rsid="0019dbdf" officeooo:paragraph-rsid="0019dbdf"/>
    </style:style>
    <style:style style:name="P22" style:family="paragraph" style:parent-style-name="Standard">
      <style:text-properties officeooo:rsid="00184834" officeooo:paragraph-rsid="001aec3f"/>
    </style:style>
    <style:style style:name="P23" style:family="paragraph" style:parent-style-name="Standard">
      <style:text-properties officeooo:rsid="002469cb" officeooo:paragraph-rsid="002469cb"/>
    </style:style>
    <style:style style:name="P24" style:family="paragraph" style:parent-style-name="Standard">
      <style:text-properties officeooo:rsid="002634c4" officeooo:paragraph-rsid="002634c4"/>
    </style:style>
    <style:style style:name="T1" style:family="text">
      <style:text-properties officeooo:rsid="00129fbb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29fbb" fo:background-color="#ffff00" loext:char-shading-value="0"/>
    </style:style>
    <style:style style:name="T4" style:family="text">
      <style:text-properties officeooo:rsid="0012de1d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2de1d"/>
    </style:style>
    <style:style style:name="T7" style:family="text">
      <style:text-properties officeooo:rsid="0014be23"/>
    </style:style>
    <style:style style:name="T8" style:family="text">
      <style:text-properties officeooo:rsid="00184834"/>
    </style:style>
    <style:style style:name="T9" style:family="text">
      <style:text-properties officeooo:rsid="0019dbdf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a0d53"/>
    </style:style>
    <style:style style:name="T13" style:family="text">
      <style:text-properties officeooo:rsid="001aec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олезные комбинации </text:p>
      <text:p text:style-name="P1">! + tab — создание структуры HTML документа</text:p>
      <text:p text:style-name="P1"/>
      <text:p text:style-name="P1">Работа с Photoshop (Или photopea)</text:p>
      <text:p text:style-name="P1"/>
      <text:p text:style-name="P3">HTML теги:</text:p>
      <text:p text:style-name="P1">&lt;link rel="stylesheet" href="<text:span text:style-name="T2">style.css</text:span>"&gt; - подключение стиля (файла) CSS </text:p>
      <text:p text:style-name="P1"/>
      <text:p text:style-name="P1"/>
      <text:p text:style-name="P4">Стили CSS:</text:p>
      <text:p text:style-name="P7"><text:span text:style-name="T7">+ <text:s/></text:span><text:span text:style-name="T1">margin: </text:span><text:span text:style-name="T4">0</text:span><text:span text:style-name="T6"> — определяет внешний отступ на всех четырех сторонах элимента </text:span><text:span text:style-name="T7">(margin-top, margin-left и т. д.);</text:span></text:p>
      <text:p text:style-name="P6"><text:span text:style-name="T7">+ </text:span><text:span text:style-name="T1"><text:s/>font-family: </text:span><text:span text:style-name="T3">'Raleway', sans-serif </text:span><text:span text:style-name="T1">— </text:span><text:span text:style-name="T7">назначает приоритет шрифта, после запятой альтернатива шрифту;</text:span></text:p>
      <text:p text:style-name="P9">+ <text:s/><text:span text:style-name="T1">font-size: </text:span><text:span text:style-name="T3">14px</text:span><text:span text:style-name="T1">; — </text:span>приоритетный шрифт;</text:p>
      <text:p text:style-name="P8">+ <text:span text:style-name="T1">color: </text:span><text:span text:style-name="T3">#6c7279</text:span><text:span text:style-name="T1"> — </text:span>назначение цвета тексту;</text:p>
      <text:p text:style-name="P10">+ width: <text:span text:style-name="T2">100</text:span>; <text:span text:style-name="T1">— </text:span><text:s text:c="2"/>устанавливает ширину блочных или заменяемых элиментов;</text:p>
      <text:p text:style-name="P21">+ display: <text:span text:style-name="T10">flex</text:span> — свойство гибкого элимента сжиматься и растягиваться для заполнения пространства; <text:s text:c="27"/></text:p>
      <text:p text:style-name="P12">+ justify-content: space-between; <text:s/>— оставляют между элиментами пространство;</text:p>
      <text:p text:style-name="P12"><text:span text:style-name="T12">+ </text:span>background: #2f324c url("img/фон.png") center no-repeat; — <text:span text:style-name="T12">картинка на фоне по центру без повторений;</text:span></text:p>
      <text:p text:style-name="P12"><text:span text:style-name="T12">+</text:span> background-size: cover; — <text:span text:style-name="T12">изменение размера фона в соответствии с блоком;</text:span></text:p>
      <text:p text:style-name="P14">+ opacity <text:span text:style-name="T9">—</text:span> прозрачность;</text:p>
      <text:p text:style-name="P15">+ flex-direction: column; - каждый элимент блока начинается с новой строки;</text:p>
      <text:p text:style-name="P16">+ text-transform: uppercase; - переводит все буквы текста в регистр;</text:p>
      <text:p text:style-name="P16">+ text-align: center; - размещает текст по центру блока;</text:p>
      <text:p text:style-name="P17">+ line-height: 1.1 — определяет межстрочный интервал;</text:p>
      <text:p text:style-name="P18">+ display: inline-block; - придает строчному элименту эффект блока(занимает всю ширину, можно задавать отсутпы);</text:p>
      <text:p text:style-name="P19">+ vertical-align: top; - выравнивание по вертикальной границе;</text:p>
      <text:p text:style-name="P19">+ border-radius: 3px; - скругление границ;</text:p>
      <text:p text:style-name="P20">+ -webkit-font-smoothing: antialiased; - сглаживание шрифтов ;</text:p>
      <text:p text:style-name="P23">+ flex-wrap: wrap; - разрешает переносить элименты на новую строку(работает с display:flex)</text:p>
      <text:p text:style-name="P24">+ fill: <text:span text:style-name="T5">#fff </text:span><text:span text:style-name="T11">— заливка </text:span></text:p>
      <text:p text:style-name="P10"/>
      <text:p text:style-name="P10"/>
      <text:p text:style-name="P10"/>
      <text:p text:style-name="P10"/>
      <text:p text:style-name="P5">Полезные ко<text:span text:style-name="T8">нструкции СSS</text:span></text:p>
      <text:p text:style-name="P2">}</text:p>
      <text:p text:style-name="P2">*,</text:p>
      <text:p text:style-name="P2">*:before,</text:p>
      <text:p text:style-name="P2">*:after {</text:p>
      <text:p text:style-name="P2"><text:s text:c="2"/>box-sizing: border-box;</text:p>
      <text:p text:style-name="P2">} <text:s text:c="49"/>- <text:span text:style-name="T7">правильное распределение блоков</text:span></text:p>
      <text:p text:style-name="P6"/>
      <text:p text:style-name="P6">.container{</text:p>
      <text:p text:style-name="P6"><text:s text:c="2"/>width: 100;</text:p>
      <text:p text:style-name="P6"><text:s text:c="2"/>max-width: : 1750px;</text:p>
      <text:p text:style-name="P6"><text:s text:c="2"/>margin:0 auto;</text:p>
      <text:p text:style-name="P11">} <text:s text:c="48"/>- <text:span text:style-name="T8">адаптация под мобильные устройства, а также создание <text:s text:c="2"/></text:span></text:p>
      <text:p text:style-name="P22"><text:s text:c="52"/>основного конейнера <text:s text:c="5"/></text:p>
      <text:p text:style-name="P13"/>
      <text:p text:style-name="P22">.nav__link:hover{</text:p>
      <text:p text:style-name="P22"><text:soft-page-break/><text:s text:c="2"/>opacity: 1;</text:p>
      <text:p text:style-name="P22"><text:s text:c="2"/>transition: opacity 0.1s linear;</text:p>
      <text:p text:style-name="P13"><text:span text:style-name="T8">} <text:s text:c="48"/>- </text:span><text:span text:style-name="T13">убирание прозрачности с плавным переходом</text:span><text:span text:style-name="T8"> <text:s text:c="28"/></text:span></text:p>
      <text:p text:style-name="P1"><text:s text:c="2"/></text:p>
      <text:p text:style-name="P1"><text:s text:c="2"/></text:p>
      <text:p text:style-name="P1"><text:s text:c="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0.6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2:12:38.641003094</meta:creation-date>
    <meta:generator>LibreOffice/6.4.7.2$Linux_X86_64 LibreOffice_project/40$Build-2</meta:generator>
    <dc:date>2022-05-23T23:15:29.522697367</dc:date>
    <meta:editing-duration>PT11H22M29S</meta:editing-duration>
    <meta:editing-cycles>5</meta:editing-cycles>
    <meta:document-statistic meta:table-count="0" meta:image-count="0" meta:object-count="0" meta:page-count="2" meta:paragraph-count="46" meta:word-count="253" meta:character-count="2198" meta:non-whitespace-character-count="1685"/>
  </office:meta>
</office:document-meta>
</file>